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ValidateType.onCheck( AnnotationTypeElementDeclaration valueDecl , AnnotationValue member , AnnotationInstance [ ] parentAnnotations , MemberDeclaration classMember , int annotationArrayInd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oValidateType.DoValidat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onForwardGrammar.ActionForwardGramm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seFormBeanType.onCheck( AnnotationTypeElementDeclaration valueDecl , AnnotationValue value , AnnotationInstance [ ] parentAnnotations , MemberDeclaration classMember , int annotationArrayInd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ctionGrammar.getRequiredAtt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FormBeanType.UseFormBean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ventDoubleSubmitType.onCheck( AnnotationTypeElementDeclaration valueDecl , AnnotationValue member , AnnotationInstance [ ] parentAnnotations , MemberDeclaration classMember , int annotationArray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ctionGrammar.getUseFormBeanType( AnnotationInstance annotation , MemberDeclaration classMemb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ctionGrammar.ActionGrammar( CoreAnnotationProcessorEnv env , Diagnostics diags , RuntimeVersionChecker rvc , FlowControllerInfo fc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ctionGrammar.onBeginCheck( AnnotationInstance annotation , AnnotationInstance [ ] parentAnnotations , MemberDeclaration classMember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19">
            <text:p text:style-name="Table_20_Contents">19</text:p>
          </table:table-cell>
          <table:table-cell office:value-type="float" office:value="63">
            <text:p text:style-name="Table_20_Contents">63</text:p>
          </table:table-cell>
        </table:table-row>
        <table:table-row>
          <table:table-cell office:value-type="string">
            <text:p text:style-name="Table_20_Contents">ActionGrammar.getFormBeanType( AnnotationInstance annotation , MemberDeclaration classMemb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ctionGrammar.hasValidationAnnotations( TypeDeclaration typ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ActionGrammar.getMutuallyExclusiveAtt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onGrammar.getActionName( AnnotationInstance annotation , MemberDeclaration classMe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eventDoubleSubmitType.PreventDoubleSubmi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